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rsid="0037bcdb" style:font-name-asian="Georgia1" style:font-name-complex="Georgia1"/>
    </style:style>
    <style:style style:name="P4" style:family="paragraph" style:parent-style-name="Standard">
      <style:paragraph-properties fo:margin-left="0cm" fo:margin-right="0cm" fo:text-align="end" style:justify-single-word="false" fo:text-indent="0cm" style:auto-text-indent="false"/>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officeooo:paragraph-rsid="00379c43"/>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9pt" style:font-size-asian="7.84999990463257pt" style:font-size-complex="9pt"/>
    </style:style>
    <style:style style:name="P9" style:family="paragraph" style:parent-style-name="Standard">
      <style:text-properties fo:font-size="9pt" style:font-size-asian="7.84999990463257pt" style:font-size-complex="9pt"/>
    </style:style>
    <style:style style:name="P10" style:family="paragraph" style:parent-style-name="Title">
      <style:text-properties fo:font-size="40pt" officeooo:paragraph-rsid="001dc34f" style:font-size-asian="40pt" style:font-size-complex="40pt"/>
    </style:style>
    <style:style style:name="P11" style:family="paragraph" style:parent-style-name="Standard">
      <style:paragraph-properties fo:text-align="justify" style:justify-single-word="false"/>
      <style:text-properties officeooo:paragraph-rsid="003680dc"/>
    </style:style>
    <style:style style:name="P12" style:family="paragraph" style:parent-style-name="Standard">
      <style:paragraph-properties fo:text-align="justify" style:justify-single-word="false"/>
      <style:text-properties officeooo:paragraph-rsid="00428b2c"/>
    </style:style>
    <style:style style:name="P13" style:family="paragraph" style:parent-style-name="Standard">
      <style:paragraph-properties fo:text-align="justify" style:justify-single-word="false"/>
      <style:text-properties officeooo:paragraph-rsid="00379c43"/>
    </style:style>
    <style:style style:name="P14" style:family="paragraph" style:parent-style-name="Standard">
      <style:paragraph-properties fo:text-align="justify" style:justify-single-word="false"/>
      <style:text-properties officeooo:paragraph-rsid="003f3f15"/>
    </style:style>
    <style:style style:name="P15" style:family="paragraph" style:parent-style-name="Standard">
      <style:paragraph-properties fo:text-align="start" style:justify-single-word="false"/>
      <style:text-properties officeooo:paragraph-rsid="00379c43"/>
    </style:style>
    <style:style style:name="P16"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7" style:family="paragraph" style:parent-style-name="Figure_20_Index_20_1">
      <style:paragraph-properties>
        <style:tab-stops>
          <style:tab-stop style:position="15.919cm" style:type="right" style:leader-style="dotted" style:leader-text="."/>
        </style:tab-stops>
      </style:paragraph-properties>
    </style:style>
    <style:style style:name="P18" style:family="paragraph" style:parent-style-name="Contents_20_1">
      <style:paragraph-properties>
        <style:tab-stops>
          <style:tab-stop style:position="15.921cm" style:type="right" style:leader-style="dotted" style:leader-text="."/>
        </style:tab-stops>
      </style:paragraph-properties>
    </style:style>
    <style:style style:name="P19" style:family="paragraph" style:parent-style-name="Contents_20_2">
      <style:paragraph-properties>
        <style:tab-stops>
          <style:tab-stop style:position="15.921cm" style:type="right" style:leader-style="dotted" style:leader-text="."/>
        </style:tab-stops>
      </style:paragraph-properties>
    </style:style>
    <style:style style:name="P20" style:family="paragraph" style:parent-style-name="Contents_20_3">
      <style:paragraph-properties>
        <style:tab-stops>
          <style:tab-stop style:position="15.921cm" style:type="right" style:leader-style="dotted" style:leader-text="."/>
        </style:tab-stops>
      </style:paragraph-properties>
    </style:style>
    <style:style style:name="P21" style:family="paragraph" style:parent-style-name="Contents_20_Heading" style:master-page-name="Standard">
      <style:paragraph-properties style:page-number="1" fo:break-before="page"/>
    </style:style>
    <style:style style:name="P2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2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9ab76"/>
    </style:style>
    <style:style style:name="P2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fb279"/>
    </style:style>
    <style:style style:name="P25" style:family="paragraph" style:parent-style-name="Heading_20_2" style:list-style-name="L5"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26" style:family="paragraph" style:parent-style-name="Heading_20_2" style:list-style-name="L5"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fb279"/>
    </style:style>
    <style:style style:name="P27" style:family="paragraph" style:parent-style-name="Heading_20_2" style:list-style-name="L5"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fb279"/>
    </style:style>
    <style:style style:name="P28" style:family="paragraph" style:parent-style-name="Heading_20_2" style:list-style-name="L5"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fb279"/>
    </style:style>
    <style:style style:name="P29" style:family="paragraph" style:parent-style-name="Heading_20_2" style:list-style-name="L5">
      <style:paragraph-properties fo:margin-left="1.3cm" fo:margin-right="0cm" fo:margin-top="0cm" fo:margin-bottom="0cm" style:contextual-spacing="false" fo:text-align="start" style:justify-single-word="false" fo:text-indent="0cm" style:auto-text-indent="false" fo:break-before="page"/>
      <style:text-properties officeooo:paragraph-rsid="005fb279"/>
    </style:style>
    <style:style style:name="P30" style:family="paragraph" style:parent-style-name="Standard">
      <style:paragraph-properties fo:text-align="justify" style:justify-single-word="false"/>
      <style:text-properties style:font-name="Georgia" officeooo:rsid="0023ad53" officeooo:paragraph-rsid="0059ab76"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3e180c"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5fb279"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60cd64"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60f630" style:font-name-asian="Georgia1" style:font-name-complex="Georgia1"/>
    </style:style>
    <style:style style:name="P35" style:family="paragraph" style:parent-style-name="Standard">
      <style:paragraph-properties fo:text-align="justify" style:justify-single-word="false"/>
      <style:text-properties style:font-name="Georgia" officeooo:rsid="0023ad53" officeooo:paragraph-rsid="0061d9b9" style:font-name-asian="Georgia1" style:font-name-complex="Georgia1"/>
    </style:style>
    <style:style style:name="P36" style:family="paragraph" style:parent-style-name="Standard">
      <style:paragraph-properties fo:text-align="center" style:justify-single-word="false"/>
      <style:text-properties style:font-name="Georgia" officeooo:rsid="0023ad53" officeooo:paragraph-rsid="0061d9b9" style:font-name-asian="Georgia1" style:font-name-complex="Georgia1"/>
    </style:style>
    <style:style style:name="P37"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38"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39" style:family="paragraph" style:parent-style-name="Standard" style:list-style-name="L8">
      <style:paragraph-properties fo:text-align="justify" style:justify-single-word="false"/>
      <style:text-properties style:font-name="Georgia" officeooo:paragraph-rsid="005af97f" style:font-name-asian="Georgia1" style:font-name-complex="Georgia1"/>
    </style:style>
    <style:style style:name="P40" style:family="paragraph" style:parent-style-name="Standard">
      <style:paragraph-properties fo:text-align="justify" style:justify-single-word="false"/>
      <style:text-properties style:font-name="Georgia" officeooo:paragraph-rsid="0059ab76" style:font-name-asian="Georgia1" style:font-name-complex="Georgia1"/>
    </style:style>
    <style:style style:name="P41" style:family="paragraph" style:parent-style-name="Standard" style:list-style-name="L11">
      <style:paragraph-properties fo:text-align="justify" style:justify-single-word="false"/>
      <style:text-properties style:font-name="Georgia" officeooo:paragraph-rsid="0059ab76" style:font-name-asian="Georgia1" style:font-name-complex="Georgia1"/>
    </style:style>
    <style:style style:name="P42" style:family="paragraph" style:parent-style-name="Standard">
      <style:paragraph-properties fo:text-align="justify" style:justify-single-word="false"/>
      <style:text-properties style:font-name="Georgia" officeooo:paragraph-rsid="005e9faf" style:font-name-asian="Georgia1" style:font-name-complex="Georgia1"/>
    </style:style>
    <style:style style:name="P43" style:family="paragraph" style:parent-style-name="Standard">
      <style:paragraph-properties fo:text-align="justify" style:justify-single-word="false"/>
      <style:text-properties style:font-name="Georgia" officeooo:paragraph-rsid="005fb279" style:font-name-asian="Georgia1" style:font-name-complex="Georgia1"/>
    </style:style>
    <style:style style:name="P44" style:family="paragraph" style:parent-style-name="Standard" style:list-style-name="L14">
      <style:paragraph-properties fo:text-align="justify" style:justify-single-word="false"/>
      <style:text-properties style:font-name="Georgia" officeooo:paragraph-rsid="005fb279" style:font-name-asian="Georgia1" style:font-name-complex="Georgia1"/>
    </style:style>
    <style:style style:name="P45" style:family="paragraph" style:parent-style-name="Standard" style:list-style-name="L14">
      <style:paragraph-properties fo:text-align="justify" style:justify-single-word="false"/>
      <style:text-properties style:font-name="Georgia" officeooo:paragraph-rsid="0060cd64" style:font-name-asian="Georgia1" style:font-name-complex="Georgia1"/>
    </style:style>
    <style:style style:name="P46" style:family="paragraph" style:parent-style-name="Standard">
      <style:paragraph-properties fo:text-align="justify" style:justify-single-word="false"/>
      <style:text-properties style:font-name="Georgia" officeooo:paragraph-rsid="0060cd64" style:font-name-asian="Georgia1" style:font-name-complex="Georgia1"/>
    </style:style>
    <style:style style:name="P47" style:family="paragraph" style:parent-style-name="Standard">
      <style:paragraph-properties fo:text-align="justify" style:justify-single-word="false"/>
      <style:text-properties style:font-name="Georgia" officeooo:rsid="005af97f" officeooo:paragraph-rsid="005af97f" style:font-name-asian="Georgia1" style:font-name-complex="Georgia1"/>
    </style:style>
    <style:style style:name="P48" style:family="paragraph" style:parent-style-name="Standard">
      <style:paragraph-properties fo:text-align="justify" style:justify-single-word="false"/>
      <style:text-properties style:font-name="Georgia" officeooo:rsid="005fb279" officeooo:paragraph-rsid="005fb279" style:font-name-asian="Georgia1" style:font-name-complex="Georgia1"/>
    </style:style>
    <style:style style:name="P49" style:family="paragraph" style:parent-style-name="Standard">
      <style:paragraph-properties fo:text-align="justify" style:justify-single-word="false"/>
      <style:text-properties style:font-name="Georgia" officeooo:rsid="005b0cec" officeooo:paragraph-rsid="005b0cec" fo:background-color="#ffff00" style:font-name-asian="Georgia1" style:font-name-complex="Georgia1"/>
    </style:style>
    <style:style style:name="P50" style:family="paragraph" style:parent-style-name="Standard">
      <style:paragraph-properties fo:text-align="justify" style:justify-single-word="false"/>
      <style:text-properties style:font-name="Georgia" officeooo:rsid="005b0cec" officeooo:paragraph-rsid="005bd027" fo:background-color="#ffff00" style:font-name-asian="Georgia1" style:font-name-complex="Georgia1"/>
    </style:style>
    <style:style style:name="P51" style:family="paragraph" style:parent-style-name="Standard">
      <style:paragraph-properties fo:text-align="justify" style:justify-single-word="false"/>
      <style:text-properties style:font-name="Georgia" fo:font-weight="bold" officeooo:rsid="0023ad53" officeooo:paragraph-rsid="0060cd64" style:font-name-asian="Georgia1" style:font-weight-asian="bold" style:font-name-complex="Georgia1" style:font-weight-complex="bold"/>
    </style:style>
    <style:style style:name="P52" style:family="paragraph" style:parent-style-name="Standard">
      <style:paragraph-properties fo:text-align="justify" style:justify-single-word="false"/>
      <style:text-properties style:font-name="Georgia" fo:font-weight="bold" officeooo:rsid="005ea9ee" officeooo:paragraph-rsid="005ea9ee" style:font-name-asian="Georgia1" style:font-weight-asian="bold" style:font-name-complex="Georgia1" style:font-weight-complex="bold"/>
    </style:style>
    <style:style style:name="P53" style:family="paragraph" style:parent-style-name="Standard">
      <style:paragraph-properties fo:text-align="justify" style:justify-single-word="false"/>
      <style:text-properties style:font-name="Georgia" fo:font-weight="bold" officeooo:rsid="005fb279" officeooo:paragraph-rsid="005fb279" style:font-name-asian="Georgia1" style:font-weight-asian="bold" style:font-name-complex="Georgia1" style:font-weight-complex="bold"/>
    </style:style>
    <style:style style:name="P54" style:family="paragraph" style:parent-style-name="Standard">
      <style:paragraph-properties fo:text-align="justify" style:justify-single-word="false"/>
      <style:text-properties style:font-name="Georgia" fo:font-weight="bold" officeooo:rsid="005fb279" officeooo:paragraph-rsid="0060cd64" style:font-name-asian="Georgia1" style:font-weight-asian="bold" style:font-name-complex="Georgia1" style:font-weight-complex="bold"/>
    </style:style>
    <style:style style:name="P55" style:family="paragraph" style:parent-style-name="Standard">
      <style:paragraph-properties fo:text-align="justify" style:justify-single-word="false"/>
      <style:text-properties style:font-name="Georgia" fo:font-style="italic" officeooo:paragraph-rsid="005fb279" style:font-name-asian="Georgia1" style:font-style-asian="italic" style:font-name-complex="Georgia1" style:font-style-complex="italic"/>
    </style:style>
    <style:style style:name="P56" style:family="paragraph" style:parent-style-name="Standard">
      <style:paragraph-properties fo:text-align="justify" style:justify-single-word="false"/>
      <style:text-properties style:font-name="Georgia" fo:font-style="italic" officeooo:paragraph-rsid="0060cd64" style:font-name-asian="Georgia1" style:font-style-asian="italic" style:font-name-complex="Georgia1" style:font-style-complex="italic"/>
    </style:style>
    <style:style style:name="P57" style:family="paragraph" style:parent-style-name="Standard">
      <style:paragraph-properties fo:text-align="justify" style:justify-single-word="false"/>
      <style:text-properties style:font-name="Georgia" fo:font-style="italic" officeooo:paragraph-rsid="0061d9b9" style:font-name-asian="Georgia1" style:font-style-asian="italic" style:font-name-complex="Georgia1" style:font-style-complex="italic"/>
    </style:style>
    <style:style style:name="P58" style:family="paragraph" style:parent-style-name="Standard" style:master-page-name="First_20_Page">
      <style:paragraph-properties fo:text-align="center" style:justify-single-word="false" style:page-number="1"/>
    </style:style>
    <style:style style:name="P59" style:family="paragraph" style:parent-style-name="Standard">
      <style:paragraph-properties fo:text-align="justify" style:justify-single-word="false"/>
      <style:text-properties officeooo:paragraph-rsid="005fb279"/>
    </style:style>
    <style:style style:name="P60"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61" style:family="paragraph" style:parent-style-name="Standard" style:list-style-name="L6">
      <style:paragraph-properties fo:text-align="justify" style:justify-single-word="false"/>
      <style:text-properties fo:font-weight="normal" officeooo:paragraph-rsid="003e180c" style:font-weight-asian="normal" style:font-weight-complex="normal"/>
    </style:style>
    <style:style style:name="P62" style:family="paragraph" style:parent-style-name="Standard">
      <style:paragraph-properties fo:text-align="justify" style:justify-single-word="false"/>
      <style:text-properties fo:color="#2a6099" loext:opacity="100%" style:font-name="Georgia" officeooo:rsid="005b0cec" officeooo:paragraph-rsid="005b0cec" style:font-name-asian="Georgia1" style:font-name-complex="Georgia1"/>
    </style:style>
    <style:style style:name="P63" style:family="paragraph" style:parent-style-name="Standard" style:list-style-name="L12">
      <style:paragraph-properties fo:text-align="justify" style:justify-single-word="false"/>
      <style:text-properties fo:color="#2a6099" loext:opacity="100%" style:font-name="Georgia" officeooo:rsid="005b0cec" officeooo:paragraph-rsid="005b0cec" style:font-name-asian="Georgia1" style:font-name-complex="Georgia1"/>
    </style:style>
    <style:style style:name="P64" style:family="paragraph" style:parent-style-name="Standard">
      <style:paragraph-properties fo:text-align="justify" style:justify-single-word="false"/>
      <style:text-properties fo:color="#2a6099" loext:opacity="100%" style:font-name="Georgia" officeooo:paragraph-rsid="003e180c" style:font-name-asian="Georgia1" style:font-name-complex="Georgia1"/>
    </style:style>
    <style:style style:name="P65" style:family="paragraph" style:parent-style-name="Standard" style:list-style-name="L7">
      <style:paragraph-properties fo:text-align="justify" style:justify-single-word="false"/>
      <style:text-properties fo:color="#2a6099" loext:opacity="100%" style:font-name="Georgia" officeooo:paragraph-rsid="005b0cec" style:font-name-asian="Georgia1" style:font-name-complex="Georgia1"/>
    </style:style>
    <style:style style:name="P66" style:family="paragraph" style:parent-style-name="Standard" style:list-style-name="L14">
      <style:paragraph-properties fo:text-align="justify" style:justify-single-word="false"/>
      <style:text-properties fo:color="#2a6099" loext:opacity="100%" style:font-name="Georgia" officeooo:paragraph-rsid="005fb279" style:font-name-asian="Georgia1" style:font-name-complex="Georgia1"/>
    </style:style>
    <style:style style:name="P67" style:family="paragraph" style:parent-style-name="Standard" style:list-style-name="L14">
      <style:paragraph-properties fo:text-align="justify" style:justify-single-word="false"/>
      <style:text-properties fo:color="#2a6099" loext:opacity="100%" style:font-name="Georgia" officeooo:paragraph-rsid="0060cd64" style:font-name-asian="Georgia1" style:font-name-complex="Georgia1"/>
    </style:style>
    <style:style style:name="P68" style:family="paragraph" style:parent-style-name="Standard">
      <style:paragraph-properties fo:text-align="justify" style:justify-single-word="false"/>
      <style:text-properties fo:color="#2a6099" loext:opacity="100%" style:font-name="Georgia" officeooo:rsid="0023ad53" officeooo:paragraph-rsid="005fb279" style:font-name-asian="Georgia1" style:font-name-complex="Georgia1"/>
    </style:style>
    <style:style style:name="P69" style:family="paragraph" style:parent-style-name="Standard">
      <style:paragraph-properties fo:text-align="justify" style:justify-single-word="false"/>
      <style:text-properties fo:color="#2a6099" loext:opacity="100%" style:font-name="Georgia" officeooo:rsid="0023ad53" officeooo:paragraph-rsid="0060cd64" style:font-name-asian="Georgia1" style:font-name-complex="Georgia1"/>
    </style:style>
    <style:style style:name="P70" style:family="paragraph" style:parent-style-name="Standard">
      <style:paragraph-properties fo:text-align="justify" style:justify-single-word="false"/>
      <style:text-properties fo:color="#2a6099" loext:opacity="100%" style:font-name="Georgia" fo:font-weight="bold" officeooo:paragraph-rsid="005e9faf" style:font-name-asian="Georgia1" style:font-weight-asian="bold" style:font-name-complex="Georgia1" style:font-weight-complex="bold"/>
    </style:style>
    <style:style style:name="P71" style:family="paragraph" style:parent-style-name="Standard">
      <style:paragraph-properties fo:text-align="justify" style:justify-single-word="false"/>
      <style:text-properties fo:color="#2a6099" loext:opacity="100%" style:font-name="Georgia" fo:font-weight="bold" officeooo:paragraph-rsid="005fb279" style:font-name-asian="Georgia1" style:font-weight-asian="bold" style:font-name-complex="Georgia1" style:font-weight-complex="bold"/>
    </style:style>
    <style:style style:name="P72" style:family="paragraph" style:parent-style-name="Standard">
      <style:paragraph-properties fo:text-align="justify" style:justify-single-word="false"/>
      <style:text-properties fo:color="#2a6099" loext:opacity="100%" style:font-name="Georgia" fo:font-weight="bold" officeooo:rsid="005b0cec" officeooo:paragraph-rsid="005b0cec" style:font-name-asian="Georgia1" style:font-weight-asian="bold" style:font-name-complex="Georgia1" style:font-weight-complex="bold"/>
    </style:style>
    <style:style style:name="P73" style:family="paragraph" style:parent-style-name="Standard" style:list-style-name="L13">
      <style:paragraph-properties fo:text-align="justify" style:justify-single-word="false"/>
      <style:text-properties fo:color="#2a6099" loext:opacity="100%" style:font-name="Georgia" fo:font-weight="bold" officeooo:rsid="005b0cec" officeooo:paragraph-rsid="005b0cec" style:font-name-asian="Georgia1" style:font-weight-asian="bold" style:font-name-complex="Georgia1" style:font-weight-complex="bold"/>
    </style:style>
    <style:style style:name="P74" style:family="paragraph" style:parent-style-name="Standard" style:list-style-name="L12">
      <style:paragraph-properties fo:text-align="justify" style:justify-single-word="false"/>
      <style:text-properties fo:color="#2a6099" loext:opacity="100%" style:font-name="Georgia" fo:font-weight="bold" officeooo:rsid="005d92f0" officeooo:paragraph-rsid="005d92f0" style:font-name-asian="Georgia1" style:font-weight-asian="bold" style:font-name-complex="Georgia1" style:font-weight-complex="bold"/>
    </style:style>
    <style:style style:name="P75" style:family="paragraph" style:parent-style-name="Standard" style:list-style-name="L12">
      <style:paragraph-properties fo:text-align="justify" style:justify-single-word="false"/>
      <style:text-properties fo:color="#2a6099" loext:opacity="100%" style:font-name="Georgia" fo:font-weight="bold" officeooo:rsid="005fb279" officeooo:paragraph-rsid="005fb279" style:font-name-asian="Georgia1" style:font-weight-asian="bold" style:font-name-complex="Georgia1" style:font-weight-complex="bold"/>
    </style:style>
    <style:style style:name="P76" style:family="paragraph" style:parent-style-name="Standard" style:list-style-name="L7">
      <style:paragraph-properties fo:text-align="justify" style:justify-single-word="false"/>
      <style:text-properties fo:color="#2a6099" loext:opacity="100%" style:font-name="Georgia" fo:font-weight="normal" officeooo:paragraph-rsid="005b0cec" style:font-name-asian="Georgia1" style:font-weight-asian="normal" style:font-name-complex="Georgia1" style:font-weight-complex="normal"/>
    </style:style>
    <style:style style:name="P77" style:family="paragraph" style:parent-style-name="Standard" style:list-style-name="L12">
      <style:paragraph-properties fo:text-align="justify" style:justify-single-word="false"/>
      <style:text-properties fo:color="#2a6099" loext:opacity="100%" style:font-name="Georgia" fo:font-weight="normal" officeooo:rsid="005fb279" officeooo:paragraph-rsid="005fb279" style:font-name-asian="Georgia1" style:font-weight-asian="normal" style:font-name-complex="Georgia1" style:font-weight-complex="normal"/>
    </style:style>
    <style:style style:name="P78" style:family="paragraph" style:parent-style-name="Standard" style:list-style-name="L7">
      <style:paragraph-properties fo:text-align="justify" style:justify-single-word="false"/>
      <style:text-properties fo:color="#2a6099" loext:opacity="100%" style:font-name="Georgia" officeooo:rsid="005af97f" officeooo:paragraph-rsid="005b0cec" fo:background-color="transparent" style:font-name-asian="Georgia1" style:font-name-complex="Georgia1"/>
    </style:style>
    <style:style style:name="P79" style:family="paragraph" style:parent-style-name="Standard" style:list-style-name="L7">
      <style:paragraph-properties fo:text-align="justify" style:justify-single-word="false"/>
      <style:text-properties fo:color="#2a6099" loext:opacity="100%" style:font-name="Georgia" officeooo:paragraph-rsid="005b0cec" fo:background-color="transparent" style:font-name-asian="Georgia1" style:font-name-complex="Georgia1"/>
    </style:style>
    <style:style style:name="P80" style:family="paragraph" style:parent-style-name="Standard">
      <style:paragraph-properties fo:text-align="justify" style:justify-single-word="false"/>
      <style:text-properties fo:color="#2a6099" loext:opacity="100%" style:font-name="Georgia" style:text-underline-style="solid" style:text-underline-width="auto" style:text-underline-color="font-color" officeooo:rsid="0059ab76" officeooo:paragraph-rsid="0060cd64" style:font-name-asian="Georgia1" style:font-name-complex="Georgia1"/>
    </style:style>
    <style:style style:name="P81" style:family="paragraph" style:parent-style-name="Standard">
      <style:paragraph-properties fo:text-align="justify" style:justify-single-word="false"/>
      <style:text-properties fo:color="#2a6099" loext:opacity="100%" style:font-name="Georgia" style:text-underline-style="none" officeooo:rsid="0059ab76" officeooo:paragraph-rsid="0059ab76" style:font-name-asian="Georgia1" style:font-name-complex="Georgia1"/>
    </style:style>
    <style:style style:name="P82" style:family="paragraph" style:parent-style-name="Standard" style:list-style-name="L14">
      <style:paragraph-properties fo:text-align="justify" style:justify-single-word="false"/>
      <style:text-properties fo:color="#2a6099" loext:opacity="100%" officeooo:paragraph-rsid="005fb279"/>
    </style:style>
    <style:style style:name="P83" style:family="paragraph" style:parent-style-name="Standard" style:list-style-name="L14">
      <style:paragraph-properties fo:text-align="justify" style:justify-single-word="false"/>
      <style:text-properties fo:color="#2a6099" loext:opacity="100%" officeooo:paragraph-rsid="0060cd64"/>
    </style:style>
    <style:style style:name="P84" style:family="paragraph" style:parent-style-name="Standard">
      <style:paragraph-properties fo:text-align="justify" style:justify-single-word="false"/>
      <style:text-properties style:use-window-font-color="true" loext:opacity="0%" style:font-name="Georgia" officeooo:paragraph-rsid="005b0cec" style:font-name-asian="Georgia1" style:font-name-complex="Georgia1"/>
    </style:style>
    <style:style style:name="P85" style:family="paragraph" style:parent-style-name="Standard">
      <style:paragraph-properties fo:text-align="justify" style:justify-single-word="false"/>
      <style:text-properties style:use-window-font-color="true" loext:opacity="0%" style:font-name="Georgia" officeooo:paragraph-rsid="005e9faf" style:font-name-asian="Georgia1" style:font-name-complex="Georgia1"/>
    </style:style>
    <style:style style:name="P86" style:family="paragraph" style:parent-style-name="Standard">
      <style:paragraph-properties fo:text-align="justify" style:justify-single-word="false"/>
      <style:text-properties style:use-window-font-color="true" loext:opacity="0%" style:font-name="Georgia" officeooo:paragraph-rsid="005d92f0" style:font-name-asian="Georgia1" style:font-name-complex="Georgia1"/>
    </style:style>
    <style:style style:name="P87" style:family="paragraph" style:parent-style-name="Standard">
      <style:paragraph-properties fo:text-align="justify" style:justify-single-word="false"/>
      <style:text-properties style:use-window-font-color="true" loext:opacity="0%" style:font-name="Georgia" officeooo:paragraph-rsid="005ea9ee" style:font-name-asian="Georgia1" style:font-name-complex="Georgia1"/>
    </style:style>
    <style:style style:name="P88" style:family="paragraph" style:parent-style-name="Standard">
      <style:paragraph-properties fo:text-align="justify" style:justify-single-word="false"/>
      <style:text-properties style:use-window-font-color="true" loext:opacity="0%" style:font-name="Georgia" officeooo:paragraph-rsid="003c54e5" style:font-name-asian="Georgia1" style:font-name-complex="Georgia1"/>
    </style:style>
    <style:style style:name="P89" style:family="paragraph" style:parent-style-name="Standard">
      <style:paragraph-properties fo:text-align="justify" style:justify-single-word="false"/>
      <style:text-properties style:use-window-font-color="true" loext:opacity="0%" style:font-name="Georgia" officeooo:paragraph-rsid="005fb279" style:font-name-asian="Georgia1" style:font-name-complex="Georgia1"/>
    </style:style>
    <style:style style:name="P90" style:family="paragraph" style:parent-style-name="Standard">
      <style:paragraph-properties fo:text-align="justify" style:justify-single-word="false"/>
      <style:text-properties style:use-window-font-color="true" loext:opacity="0%" style:font-name="Georgia" officeooo:paragraph-rsid="0059ab76" style:font-name-asian="Georgia1" style:font-name-complex="Georgia1"/>
    </style:style>
    <style:style style:name="P91" style:family="paragraph" style:parent-style-name="Standard">
      <style:paragraph-properties fo:text-align="justify" style:justify-single-word="false"/>
      <style:text-properties style:use-window-font-color="true" loext:opacity="0%" style:font-name="Georgia" officeooo:rsid="005d92f0" officeooo:paragraph-rsid="005d92f0" style:font-name-asian="Georgia1" style:font-name-complex="Georgia1"/>
    </style:style>
    <style:style style:name="P92" style:family="paragraph" style:parent-style-name="Standard">
      <style:paragraph-properties fo:text-align="justify" style:justify-single-word="false"/>
      <style:text-properties style:use-window-font-color="true" loext:opacity="0%" style:font-name="Georgia" officeooo:rsid="005d92f0" officeooo:paragraph-rsid="005e9faf" style:font-name-asian="Georgia1" style:font-name-complex="Georgia1"/>
    </style:style>
    <style:style style:name="P93" style:family="paragraph" style:parent-style-name="Standard">
      <style:paragraph-properties fo:text-align="justify" style:justify-single-word="false"/>
      <style:text-properties style:use-window-font-color="true" loext:opacity="0%" style:font-name="Georgia" fo:font-weight="bold" officeooo:rsid="0060cd64" officeooo:paragraph-rsid="0060cd64" fo:background-color="transparent" style:font-name-asian="Georgia1" style:font-weight-asian="bold" style:font-name-complex="Georgia1" style:font-weight-complex="bold"/>
    </style:style>
    <style:style style:name="P94" style:family="paragraph" style:parent-style-name="Standard">
      <style:paragraph-properties fo:text-align="justify" style:justify-single-word="false"/>
      <style:text-properties fo:font-weight="bold" officeooo:rsid="005ea9ee" officeooo:paragraph-rsid="005ea9ee" style:font-weight-asian="bold" style:font-weight-complex="bold"/>
    </style:style>
    <style:style style:name="P95" style:family="paragraph" style:parent-style-name="Standard" style:list-style-name="L15">
      <style:paragraph-properties fo:text-align="justify" style:justify-single-word="false"/>
      <style:text-properties fo:font-style="normal" fo:font-weight="normal" officeooo:paragraph-rsid="0060cd64" style:font-style-asian="normal" style:font-weight-asian="normal" style:font-style-complex="normal" style:font-weight-complex="normal"/>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23ad53" style:font-name-asian="Georgia1" style:font-name-complex="Georgia1"/>
    </style:style>
    <style:style style:name="T6" style:family="text">
      <style:text-properties style:font-name="Georgia" officeooo:rsid="0054b763" style:font-name-asian="Georgia1" style:font-name-complex="Georgia1"/>
    </style:style>
    <style:style style:name="T7" style:family="text">
      <style:text-properties officeooo:rsid="002037fa"/>
    </style:style>
    <style:style style:name="T8" style:family="text">
      <style:text-properties officeooo:rsid="002c2d63"/>
    </style:style>
    <style:style style:name="T9" style:family="text">
      <style:text-properties officeooo:rsid="003593c8"/>
    </style:style>
    <style:style style:name="T10" style:family="text">
      <style:text-properties officeooo:rsid="005419ee"/>
    </style:style>
    <style:style style:name="T11" style:family="text">
      <style:text-properties officeooo:rsid="0023ad53"/>
    </style:style>
    <style:style style:name="T12" style:family="text">
      <style:text-properties officeooo:rsid="0059ab76"/>
    </style:style>
    <style:style style:name="T13" style:family="text">
      <style:text-properties officeooo:rsid="005af97f"/>
    </style:style>
    <style:style style:name="T14" style:family="text">
      <style:text-properties fo:color="#2a6099" loext:opacity="100%"/>
    </style:style>
    <style:style style:name="T15" style:family="text">
      <style:text-properties fo:color="#2a6099" loext:opacity="100%" style:font-name="Georgia" officeooo:rsid="0023ad53" style:font-name-asian="Georgia1" style:font-name-complex="Georgia1"/>
    </style:style>
    <style:style style:name="T16" style:family="text">
      <style:text-properties fo:color="#2a6099" loext:opacity="100%" officeooo:rsid="005d92f0"/>
    </style:style>
    <style:style style:name="T17" style:family="text">
      <style:text-properties fo:color="#2a6099" loext:opacity="100%" officeooo:rsid="0023ad53"/>
    </style:style>
    <style:style style:name="T18" style:family="text">
      <style:text-properties fo:color="#2a6099" loext:opacity="100%" fo:font-weight="bold" officeooo:rsid="005e9faf" style:font-weight-asian="bold" style:font-weight-complex="bold"/>
    </style:style>
    <style:style style:name="T19" style:family="text">
      <style:text-properties fo:color="#2a6099" loext:opacity="100%" fo:font-weight="bold" officeooo:rsid="005fb279" style:font-weight-asian="bold" style:font-weight-complex="bold"/>
    </style:style>
    <style:style style:name="T20" style:family="text">
      <style:text-properties fo:color="#2a6099" loext:opacity="100%" fo:font-weight="bold" officeooo:rsid="0060cd64" style:font-weight-asian="bold" style:font-weight-complex="bold"/>
    </style:style>
    <style:style style:name="T21" style:family="text">
      <style:text-properties fo:color="#2a6099" loext:opacity="100%" fo:font-weight="bold" officeooo:rsid="00632ed9" style:font-weight-asian="bold" style:font-weight-complex="bold"/>
    </style:style>
    <style:style style:name="T22" style:family="text">
      <style:text-properties fo:color="#2a6099" loext:opacity="100%" fo:font-style="normal" fo:font-weight="bold" style:font-style-asian="normal" style:font-weight-asian="bold" style:font-style-complex="normal" style:font-weight-complex="bold"/>
    </style:style>
    <style:style style:name="T23" style:family="text">
      <style:text-properties fo:color="#2a6099" loext:opacity="100%" fo:font-style="normal" fo:font-weight="bold" officeooo:rsid="005fb279" style:font-style-asian="normal" style:font-weight-asian="bold" style:font-style-complex="normal" style:font-weight-complex="bold"/>
    </style:style>
    <style:style style:name="T24" style:family="text">
      <style:text-properties fo:color="#2a6099" loext:opacity="100%" fo:font-style="italic" fo:font-weight="bold" officeooo:rsid="005e9faf" style:font-style-asian="italic" style:font-weight-asian="bold" style:font-style-complex="italic" style:font-weight-complex="bold"/>
    </style:style>
    <style:style style:name="T25" style:family="text">
      <style:text-properties fo:color="#2a6099" loext:opacity="100%" fo:font-style="italic" fo:font-weight="bold" officeooo:rsid="0060cd64" style:font-style-asian="italic" style:font-weight-asian="bold" style:font-style-complex="italic" style:font-weight-complex="bold"/>
    </style:style>
    <style:style style:name="T26" style:family="text">
      <style:text-properties fo:color="#2a6099" loext:opacity="100%" fo:font-style="italic" fo:font-weight="bold" officeooo:rsid="005fb279" style:font-style-asian="italic" style:font-weight-asian="bold" style:font-style-complex="italic" style:font-weight-complex="bold"/>
    </style:style>
    <style:style style:name="T27" style:family="text">
      <style:text-properties officeooo:rsid="005bd027"/>
    </style:style>
    <style:style style:name="T28" style:family="text">
      <style:text-properties officeooo:rsid="005e9faf" fo:background-color="#ffff00" loext:char-shading-value="0"/>
    </style:style>
    <style:style style:name="T29" style:family="text">
      <style:text-properties officeooo:rsid="005ea9ee" fo:background-color="#ffff00" loext:char-shading-value="0"/>
    </style:style>
    <style:style style:name="T30" style:family="text">
      <style:text-properties officeooo:rsid="005d92f0"/>
    </style:style>
    <style:style style:name="T31" style:family="text">
      <style:text-properties officeooo:rsid="005e9faf"/>
    </style:style>
    <style:style style:name="T32" style:family="text">
      <style:text-properties fo:color="#000000" loext:opacity="100%" officeooo:rsid="005e9faf"/>
    </style:style>
    <style:style style:name="T33" style:family="text">
      <style:text-properties fo:font-weight="normal" style:font-weight-asian="normal" style:font-weight-complex="normal"/>
    </style:style>
    <style:style style:name="T34" style:family="text">
      <style:text-properties fo:font-weight="normal" officeooo:rsid="005af97f"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5e9faf" style:font-weight-asian="bold" style:font-weight-complex="bold"/>
    </style:style>
    <style:style style:name="T37" style:family="text">
      <style:text-properties fo:font-weight="bold" officeooo:rsid="005b0cec" style:font-weight-asian="bold" style:font-weight-complex="bold"/>
    </style:style>
    <style:style style:name="T38" style:family="text">
      <style:text-properties fo:font-weight="bold" officeooo:rsid="005fb279" style:font-weight-asian="bold" style:font-weight-complex="bold"/>
    </style:style>
    <style:style style:name="T39" style:family="text">
      <style:text-properties fo:font-weight="bold" officeooo:rsid="0060cd64" style:font-weight-asian="bold" style:font-weight-complex="bold"/>
    </style:style>
    <style:style style:name="T40" style:family="text">
      <style:text-properties fo:font-weight="bold" officeooo:rsid="0059ab76" style:font-weight-asian="bold" style:font-weight-complex="bold"/>
    </style:style>
    <style:style style:name="T41" style:family="text">
      <style:text-properties fo:font-weight="bold" officeooo:rsid="0060f630" style:font-weight-asian="bold" style:font-weight-complex="bold"/>
    </style:style>
    <style:style style:name="T42" style:family="text">
      <style:text-properties fo:font-weight="bold" officeooo:rsid="0061d9b9" style:font-weight-asian="bold" style:font-weight-complex="bold"/>
    </style:style>
    <style:style style:name="T43" style:family="text">
      <style:text-properties officeooo:rsid="00404421"/>
    </style:style>
    <style:style style:name="T44" style:family="text">
      <style:text-properties officeooo:rsid="005fb279"/>
    </style:style>
    <style:style style:name="T45" style:family="text">
      <style:text-properties fo:font-style="italic" style:font-style-asian="italic" style:font-style-complex="italic"/>
    </style:style>
    <style:style style:name="T46" style:family="text">
      <style:text-properties officeooo:rsid="0060cd64"/>
    </style:style>
    <style:style style:name="T47" style:family="text">
      <style:text-properties officeooo:rsid="0061d9b9"/>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10">Jalon 9 : <text:span text:style-name="T10">trame détaillé du déroulé du POC</text:span></text:p>
      <text:p text:style-name="P9"/>
      <text:p text:style-name="P7"><draw:frame draw:style-name="fr3" draw:name="image6.png" text:anchor-type="as-char" svg:width="10.601cm" svg:height="1.842cm" draw:z-index="16"><draw:image xlink:href="Pictures/100000000000062B0000011581575A5F73A5D6A4.png" xlink:type="simple" xlink:show="embed" xlink:actuate="onLoad" draw:mime-type="image/png"/></draw:frame></text:p>
      <text:p text:style-name="P2"/>
      <text:p text:style-name="P2"/>
      <text:p text:style-name="P11">🖋️ <text:span text:style-name="T1">Créateur : </text:span><text:span text:style-name="T6">Axel MOURILLON – Chef de projet</text:span></text:p>
      <text:p text:style-name="P11">📅 <text:span text:style-name="T1">Date de Création : </text:span><text:span text:style-name="T6">30</text:span><text:span text:style-name="T1">/</text:span><text:span text:style-name="T6">05</text:span><text:span text:style-name="T1">/</text:span><text:span text:style-name="T2">2025</text:span></text:p>
      <text:p text:style-name="P2"/>
      <text:p text:style-name="P11">🖋️ <text:span text:style-name="T9">Dernier m</text:span><text:span text:style-name="T1">odificateur : </text:span><text:span text:style-name="T3">&lt;</text:span><text:span text:style-name="T2">Prénom NOM&gt;</text:span><text:span text:style-name="T3"> – &lt;</text:span><text:span text:style-name="T2">Rôle&gt;</text:span></text:p>
      <text:p text:style-name="P12">📅 <text:span text:style-name="T1">Date de modification : </text:span><text:span text:style-name="T2">JJ</text:span><text:span text:style-name="T1">/</text:span><text:span text:style-name="T2">MM</text:span><text:span text:style-name="T1">/</text:span><text:span text:style-name="T2">2025</text:span></text:p>
      <text:p text:style-name="P12"><text:span text:style-name="T2">🔄 Version : 1.</text:span><text:span text:style-name="T4">0</text:span></text:p>
      <text:p text:style-name="P13"/>
      <text:section text:style-name="Sect1" text:name="Section2">
        <text:p text:style-name="P15"><draw:frame draw:style-name="fr2" draw:name="Image2" text:anchor-type="as-char" svg:y="-0.728cm" svg:width="5.89cm" svg:height="1.669cm" draw:z-index="17"><draw:image xlink:href="Pictures/10000001000001F50000008E5E7BEE69BAE74E54.png" xlink:type="simple" xlink:show="embed" xlink:actuate="onLoad" draw:mime-type="image/png"/></draw:frame></text:p>
        <text:p text:style-name="P6"><draw:frame draw:style-name="fr1" draw:name="Image3" text:anchor-type="as-char" svg:y="-0.466cm" svg:width="6.246cm" svg:height="1.725cm" draw:z-index="18"><draw:image xlink:href="Pictures/10000001000002030000007F431994E204D99CAF.png" xlink:type="simple" xlink:show="embed" xlink:actuate="onLoad" draw:mime-type="image/png"/></draw:frame></text:p>
      </text:section>
      <text:p text:style-name="P16"/>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21">Table des matières</text:p>
          </text:index-title>
          <text:p text:style-name="P18"><text:a xlink:type="simple" xlink:href="#__RefHeading___Toc2581_2368315680" text:style-name="Index_20_Link" text:visited-style-name="Index_20_Link">Table des figures<text:tab/>1</text:a></text:p>
          <text:p text:style-name="P18"><text:a xlink:type="simple" xlink:href="#__RefHeading___Toc395_377169772" text:style-name="Index_20_Link" text:visited-style-name="Index_20_Link">I. Introduction rapide (2–3 min)<text:tab/>2</text:a></text:p>
          <text:p text:style-name="P18"><text:a xlink:type="simple" xlink:href="#__RefHeading___Toc395_377169772%20Copie%201" text:style-name="Index_20_Link" text:visited-style-name="Index_20_Link">II. Présentation et démonstration technique globale (15–20 min)<text:tab/>3</text:a></text:p>
          <text:p text:style-name="P19"><text:a xlink:type="simple" xlink:href="#__RefHeading___Toc399_377169772%20Copie%204%20Copie%201" text:style-name="Index_20_Link" text:visited-style-name="Index_20_Link">A) Vue d'ensemble de l'architecture<text:tab/>3</text:a></text:p>
          <text:p text:style-name="P19"><text:a xlink:type="simple" xlink:href="#__RefHeading___Toc399_377169772%20Copie%204%20Copie%201%20Copie%201" text:style-name="Index_20_Link" text:visited-style-name="Index_20_Link">B) Démonstration commentée (enchaînement dynamique)<text:tab/>3</text:a></text:p>
          <text:p text:style-name="P20"><text:a xlink:type="simple" xlink:href="#__RefHeading___Toc554_377169772%20Copie%201%20Copie%203" text:style-name="Index_20_Link" text:visited-style-name="Index_20_Link">1/ Accès au site web et présentation<text:tab/>3</text:a></text:p>
          <text:p text:style-name="P20"><text:a xlink:type="simple" xlink:href="#__RefHeading___Toc554_377169772%20Copie%201%20Copie%204" text:style-name="Index_20_Link" text:visited-style-name="Index_20_Link">2/ Accès SSL VPN sur infrastructure (moins d’une minute)<text:tab/>3</text:a></text:p>
          <text:p text:style-name="P20"><text:a xlink:type="simple" xlink:href="#__RefHeading___Toc554_377169772%20Copie%201%20Copie%204%20Copie%201" text:style-name="Index_20_Link" text:visited-style-name="Index_20_Link">3/ Connexion SSH via bastion sur serveurs (Loïs manipule / Axel commente)<text:tab/>4</text:a></text:p>
          <text:p text:style-name="P20"><text:a xlink:type="simple" xlink:href="#__RefHeading___Toc554_377169772%20Copie%201%20Copie%204%20Copie%202" text:style-name="Index_20_Link" text:visited-style-name="Index_20_Link">4/ Supervision Grafana<text:tab/>4</text:a></text:p>
          <text:p text:style-name="P20"><text:a xlink:type="simple" xlink:href="#__RefHeading___Toc554_377169772%20Copie%201%20Copie%204%20Copie%203" text:style-name="Index_20_Link" text:visited-style-name="Index_20_Link">5/ Restauration VM via PBS, détection et résolutions d’incidents<text:tab/>4</text:a></text:p>
          <text:p text:style-name="P18"><text:a xlink:type="simple" xlink:href="#__RefHeading___Toc395_377169772%20Copie%201%20Copie%201" text:style-name="Index_20_Link" text:visited-style-name="Index_20_Link">III. Clôture du POC (2–3 min)<text:tab/>6</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text:a xlink:type="simple" xlink:href="#Figure!0%7Csequence" text:style-name="Index_20_Link" text:visited-style-name="Index_20_Link">Figure 1: Exemple de figure<text:tab/>3</text:a></text:p>
        </text:index-body>
      </text:illustration-index>
      <text:p text:style-name="P2"/>
      <text:p text:style-name="P3"/>
      <text:list xml:id="list2711159623" text:style-name="L1">
        <text:list-item>
          <text:p text:style-name="P22"><text:bookmark-start text:name="__RefHeading___Toc395_377169772"/>Introduction rapide (2–3 min)<text:bookmark-end text:name="__RefHeading___Toc395_377169772"/></text:p>
        </text:list-item>
      </text:list>
      <text:p text:style-name="P38"/>
      <text:p text:style-name="P62">Matériel : </text:p>
      <text:list text:style-name="L12">
        <text:list-item>
          <text:p text:style-name="P63">2 écrans : A et B</text:p>
        </text:list-item>
        <text:list-item>
          <text:p text:style-name="P63">2 binôme : </text:p>
          <text:list>
            <text:list-item>
              <text:p text:style-name="P63">Binôme A : Hugo et Arthur (écran A)</text:p>
            </text:list-item>
            <text:list-item>
              <text:p text:style-name="P63">Binôme B : Axel et Lois (écran B)</text:p>
            </text:list-item>
          </text:list>
        </text:list-item>
        <text:list-item>
          <text:p text:style-name="P74">En gras <text:span text:style-name="T33">= à afficher sur les écran</text:span></text:p>
        </text:list-item>
        <text:list-item>
          <text:p text:style-name="P75"><text:span text:style-name="T45">LIVE</text:span> <text:span text:style-name="T33">désigne les sections en direct sur un des écrans</text:span></text:p>
        </text:list-item>
        <text:list-item>
          <text:p text:style-name="P77"><text:span text:style-name="T47">P</text:span>enser à utiliser les autres bureaux virtuels</text:p>
        </text:list-item>
      </text:list>
      <text:p text:style-name="P47"/>
      <text:p text:style-name="P47"/>
      <text:p text:style-name="P47"/>
      <text:p text:style-name="P72">Projection d’images pour l’intro </text:p>
      <text:list xml:id="list1084380114" text:style-name="L13">
        <text:list-item>
          <text:p text:style-name="P73">écran A : Image promotionnel (logo + slogan en gros)</text:p>
        </text:list-item>
        <text:list-item>
          <text:p text:style-name="P73">écran B : Plan de la présentation</text:p>
        </text:list-item>
      </text:list>
      <text:p text:style-name="P47"/>
      <text:p text:style-name="P49">Membres binôme <text:span text:style-name="T27">A → 15 à 30 sec </text:span></text:p>
      <text:p text:style-name="P47"/>
      <text:list xml:id="list3626808226" text:style-name="L6">
        <text:list-item>
          <text:p text:style-name="P61"><text:span text:style-name="T1">Contexte du projet Wizards &amp; Dice</text:span></text:p>
        </text:list-item>
        <text:list-item>
          <text:p text:style-name="P61"><text:span text:style-name="T1">Enjeu : auto-hébergement sécurisé d’un site e-commerce, avec gestion des sauvegardes, supervision et PRA/PCA.</text:span></text:p>
        </text:list-item>
        <text:list-item>
          <text:p text:style-name="P61"><text:span text:style-name="T1">Public ciblé : étudiants rôlistes / passionnés de fantasy.</text:span></text:p>
        </text:list-item>
      </text:list>
      <text:p text:style-name="P60"><text:span text:style-name="T1"/></text:p>
      <text:p text:style-name="P60"><text:span text:style-name="T1">"Bonjour à toutes et à tous. Nous sommes ravis de vous présenter aujourd’hui notre projet tutoré, Wizards &amp; Dice, une plateforme e-commerce auto-hébergée dédiée à l’univers du jeu de rôle. Ce projet nous a permis d’explorer concrètement des thématiques d’infrastructure, de sécurité, de supervision et de plan de reprise d’activité."</text:span></text:p>
      <text:p text:style-name="P60"><text:span text:style-name="T1"/></text:p>
      <text:p text:style-name="P60"><text:span text:style-name="T1"/></text:p>
      <text:p text:style-name="P50"><text:span text:style-name="T1">Membres binôme </text:span><text:span text:style-name="T27">B → 15 à 30 sec </text:span></text:p>
      <text:p text:style-name="P60"><text:span text:style-name="T1"/></text:p>
      <text:p text:style-name="P60"><text:span text:style-name="T1">"Aujourd’hui, vous allez découvrir le fonctionnement réel de notre architecture à travers une série de démonstrations, commentées en direct. L’objectif est de vous convaincre de la cohérence, de la résilience et de la sécurité de notre solution."</text:span></text:p>
      <text:p text:style-name="P60"><text:span text:style-name="T1"/></text:p>
      <text:p text:style-name="P60"><text:span text:style-name="T1"/></text:p>
      <text:p text:style-name="P94"><text:span text:style-name="T1">Temps total : 30 sec à 1 min</text:span></text:p>
      <text:p text:style-name="P60"><text:span text:style-name="T1"/></text:p>
      <text:p text:style-name="P14"/>
      <text:list xml:id="list235730293488128" text:continue-list="list2711159623" text:style-name="L1">
        <text:list-item>
          <text:p text:style-name="P24"><text:bookmark-start text:name="__RefHeading___Toc395_377169772 Copie 1"/>Présentation<text:span text:style-name="T43"> de l'architecture</text:span><text:bookmark-end text:name="__RefHeading___Toc395_377169772 Copie 1"/></text:p>
        </text:list-item>
      </text:list>
      <text:p text:style-name="P88"><text:span text:style-name="T28"/></text:p>
      <text:p text:style-name="P88"><text:span text:style-name="T28"/></text:p>
      <text:p text:style-name="P85"><text:span text:style-name="T28">Membre binôme A → 30 sec à 1 min</text:span></text:p>
      <text:p text:style-name="P64"><text:span text:style-name="T36">Écran </text:span><text:span text:style-name="T38">A</text:span><text:span text:style-name="T36"> : </text:span><text:span text:style-name="T35">Projection </text:span><text:span text:style-name="T37">d’</text:span><text:span text:style-name="T35">un schéma réseau ou topologique</text:span></text:p>
      <text:p text:style-name="P38">"Voici une vue d’ensemble de notre infrastructure. Elle est répartie sur deux sites : AARD et DRYN. Chaque site dispose d’un hôte Proxmox …</text:p>
      <text:p text:style-name="P38"/>
      <text:p text:style-name="P85"><text:span text:style-name="T28">Membre binôme B → 30 sec à 1 min</text:span></text:p>
      <text:p text:style-name="P70"><text:span text:style-name="T31">Écran </text:span><text:span text:style-name="T44">B</text:span><text:span text:style-name="T31"> : </text:span><text:span text:style-name="T30">P</text:span><text:span text:style-name="T13">résentation d’un</text:span> schéma d<text:span text:style-name="T13">u</text:span> trafic <text:span text:style-name="T13">d’un</text:span> utilisateur classique (acheteur) :</text:p>
      <text:list xml:id="list527132746" text:style-name="L7">
        <text:list-header>
          <text:p text:style-name="P76"><text:span text:style-name="T13">Flux réseau</text:span></text:p>
          <text:list>
            <text:list-header>
              <text:p text:style-name="P65"><text:span text:style-name="T33">Client → </text:span><text:span text:style-name="T34">Externe </text:span><text:span text:style-name="T33">DNS → Reverse Proxy → WordPress </text:span></text:p>
            </text:list-header>
          </text:list>
        </text:list-header>
      </text:list>
      <text:p text:style-name="P91">"Quand un client veut se rendre sur notre site, ..."</text:p>
      <text:p text:style-name="P84"/>
      <text:p text:style-name="P85"><text:span text:style-name="T28">Membre binôme A → 30 sec à 1 min</text:span></text:p>
      <text:p text:style-name="P71"><text:span text:style-name="T31">Écran </text:span><text:span text:style-name="T44">A</text:span><text:span text:style-name="T31"> : S</text:span>chéma d<text:span text:style-name="T13">u</text:span> trafic <text:span text:style-name="T13">d’un</text:span> utilisateur classique <text:span text:style-name="T30">⇒ Zoom sur le pare-feu et le reverse proxy</text:span></text:p>
      <text:list xml:id="list235728871716875" text:continue-numbering="true" text:style-name="L7">
        <text:list-header>
          <text:p text:style-name="P65"><text:span text:style-name="T13">Aspects de sécurité à faire apparaître sur le schéma</text:span></text:p>
          <text:list text:continue-numbering="true">
            <text:list-header>
              <text:p text:style-name="P65">Sécurisation HTTPS + filtrage</text:p>
            </text:list-header>
          </text:list>
        </text:list-header>
      </text:list>
      <text:p text:style-name="P86"><text:span text:style-name="T30">"Au moment du passage du pare-feu, </text:span><text:span text:style-name="T16">[filtrage …]</text:span><text:span text:style-name="T30">"</text:span></text:p>
      <text:p text:style-name="P91">"Puis à l’arrivé au Reverse Proxy<text:span text:style-name="T14"> [HTTPS ...]</text:span> "</text:p>
      <text:p text:style-name="P84"/>
      <text:p text:style-name="P87"><text:span text:style-name="T28">Membre binôme </text:span><text:span text:style-name="T29">B</text:span><text:span text:style-name="T28"> → 30 sec à 1 min</text:span></text:p>
      <text:p text:style-name="P71"><text:span text:style-name="T31">Écran </text:span><text:span text:style-name="T44">B</text:span><text:span text:style-name="T31"> : S</text:span>chéma d<text:span text:style-name="T13">u</text:span> trafic <text:span text:style-name="T31">en interne au moment du passage d’une commande</text:span></text:p>
      <text:list xml:id="list235730517815693" text:continue-numbering="true" text:style-name="L7">
        <text:list-header>
          <text:p text:style-name="P78">Flux interne au moment d’une commande <text:span text:style-name="T31">simplifié (pas trop tech)</text:span></text:p>
          <text:list text:continue-numbering="true">
            <text:list-header>
              <text:p text:style-name="P79">Commande <text:span text:style-name="T13">sur le site </text:span>→ BDD → Mail de confirmation <text:span text:style-name="T13">au client</text:span></text:p>
            </text:list-header>
          </text:list>
        </text:list-header>
      </text:list>
      <text:p text:style-name="P92">"<text:span text:style-name="T32">Quand un client décide de passer commande</text:span>"</text:p>
      <text:p text:style-name="P42"/>
      <text:p text:style-name="P52">Temps total : 2 à 4 min (tendre vers les 2 min au plus possible)</text:p>
      <text:p text:style-name="P37"/>
      <text:p text:style-name="P37"/>
      <text:list xml:id="list235729592092057" text:continue-list="list235730293488128" text:style-name="L1">
        <text:list-item>
          <text:p text:style-name="P24"><text:bookmark-start text:name="__RefHeading___Toc395_377169772 Copie 1 Copie 2"/>Démonstration commentée<text:bookmark-end text:name="__RefHeading___Toc395_377169772 Copie 1 Copie 2"/></text:p>
        </text:list-item>
      </text:list>
      <text:p text:style-name="P89"><text:span text:style-name="T28"/></text:p>
      <text:list xml:id="list506049327" text:style-name="L5">
        <text:list-item>
          <text:p text:style-name="P25"><text:bookmark-start text:name="__RefHeading___Toc399_377169772 Copie 4 Copie 1 Copie 1"/>Accès au site web et présentation<text:bookmark-end text:name="__RefHeading___Toc399_377169772 Copie 4 Copie 1 Copie 1"/></text:p>
        </text:list-item>
      </text:list>
      <text:p text:style-name="P31"/>
      <text:p text:style-name="P68"><text:span text:style-name="T44">Binôme A :</text:span></text:p>
      <text:list xml:id="list3600099089" text:style-name="L14">
        <text:list-item>
          <text:p text:style-name="P82"><text:span text:style-name="T5">Hugo manipule </text:span></text:p>
        </text:list-item>
        <text:list-item>
          <text:p text:style-name="P82"><text:span text:style-name="T5">Arthur commente</text:span></text:p>
        </text:list-item>
      </text:list>
      <text:p text:style-name="P56"><text:span text:style-name="T18">Écran </text:span><text:span text:style-name="T20">A</text:span><text:span text:style-name="T18"> : </text:span></text:p>
      <text:p text:style-name="P30"/>
      <text:p text:style-name="P48">CHEMINEMENT</text:p>
      <text:p text:style-name="P30"/>
      <text:p text:style-name="P40">"Nous accédons ici à notre site e-commerce via un reverse proxy configuré en HTTPS. Ce proxy permet de centraliser les flux web et de filtrer certaines requêtes. Le certificat SSL est auto-généré et renouvelable."</text:p>
      <text:p text:style-name="P40"/>
      <text:p text:style-name="P53">Temps estimé : <text:span text:style-name="T47">2</text:span><text:span text:style-name="T11"> </text:span><text:span text:style-name="T12">min </text:span></text:p>
      <text:p text:style-name="P89"><text:span text:style-name="T28"/></text:p>
      <text:p text:style-name="P89"><text:span text:style-name="T28"/></text:p>
      <text:list xml:id="list235730131636389" text:continue-list="list506049327" text:style-name="L5">
        <text:list-item>
          <text:p text:style-name="P26"><text:bookmark-start text:name="__RefHeading___Toc399_377169772 Copie 4 Copie 1 Copie 1 Copie 1"/>Accès SSL VPN sur infrastructure <text:bookmark-end text:name="__RefHeading___Toc399_377169772 Copie 4 Copie 1 Copie 1 Copie 1"/></text:p>
        </text:list-item>
      </text:list>
      <text:p text:style-name="P32"/>
      <text:p text:style-name="P68"><text:span text:style-name="T44">Binôme B :</text:span></text:p>
      <text:list xml:id="list235730325414585" text:continue-list="list3600099089" text:style-name="L14">
        <text:list-item>
          <text:p text:style-name="P66"><text:span text:style-name="T11">Loïs manipule</text:span></text:p>
        </text:list-item>
        <text:list-item>
          <text:p text:style-name="P66"><text:span text:style-name="T11">Axel commente</text:span></text:p>
        </text:list-item>
      </text:list>
      <text:p text:style-name="P56"><text:span text:style-name="T18">Écran </text:span><text:span text:style-name="T19">B</text:span><text:span text:style-name="T18"> : </text:span></text:p>
      <text:p text:style-name="P43"/>
      <text:p text:style-name="P43"><text:span text:style-name="T44">CHEMINEMENT ET IDEE DE TEXTE </text:span></text:p>
      <text:p text:style-name="P30"/>
      <text:p text:style-name="P54">Temps estimé : 1<text:span text:style-name="T12"> min </text:span></text:p>
      <text:p text:style-name="P89"/>
      <text:p text:style-name="P89"/>
      <text:list xml:id="list235730029193721" text:continue-list="list235730131636389" text:style-name="L5">
        <text:list-item>
          <text:p text:style-name="P26"><text:bookmark-start text:name="__RefHeading___Toc399_377169772 Copie 4 Copie 1 Copie 1 Copie 2"/>Connexion SSH via bastion sur serveurs <text:bookmark-end text:name="__RefHeading___Toc399_377169772 Copie 4 Copie 1 Copie 1 Copie 2"/></text:p>
        </text:list-item>
      </text:list>
      <text:p text:style-name="P59"/>
      <text:p text:style-name="P68"><text:span text:style-name="T44">Binôme B :</text:span></text:p>
      <text:list xml:id="list235730841097561" text:continue-list="list235730325414585" text:style-name="L14">
        <text:list-item>
          <text:p text:style-name="P66"><text:span text:style-name="T11">Loïs manipule</text:span></text:p>
        </text:list-item>
        <text:list-item>
          <text:p text:style-name="P44"><text:span text:style-name="T17">Axel commente</text:span></text:p>
        </text:list-item>
      </text:list>
      <text:p text:style-name="P55"><text:span text:style-name="T18">Écran </text:span><text:span text:style-name="T19">B</text:span><text:span text:style-name="T18"> : </text:span><text:span text:style-name="T19">LIVE </text:span><text:span text:style-name="T23">– p</text:span><text:span text:style-name="T22">arcours admin</text:span></text:p>
      <text:list xml:id="list1602732835" text:style-name="L8">
        <text:list-item>
          <text:p text:style-name="P39">Admin → Bastion SSH → VM (Proxmox, WordPress)</text:p>
        </text:list-item>
        <text:list-item>
          <text:p text:style-name="P39">Logs générés → Promtail → Loki → Grafana</text:p>
        </text:list-item>
      </text:list>
      <text:p text:style-name="P30"/>
      <text:p text:style-name="P30">"Tous les accès d’administration passent par cette VM bastion. L’accès se fait uniquement par authentification, avec filtrage IP, et chaque action est loggée pour audit. C’est une porte d’entrée unique, durcie."</text:p>
      <text:p text:style-name="P30">connexion uniquement sur srv-rds (montrer très rapidement la structure organisationnelle des serveurs sur guacamole - approche par VLAN/réseau)</text:p>
      <text:p text:style-name="P30"/>
      <text:p text:style-name="P53"><text:soft-page-break/>Temps estimé : 1<text:span text:style-name="T12"> à 2</text:span><text:span text:style-name="T11"> </text:span><text:span text:style-name="T12">min </text:span></text:p>
      <text:p text:style-name="P89"><text:span text:style-name="T28"/></text:p>
      <text:p text:style-name="P89"><text:span text:style-name="T28"/></text:p>
      <text:list xml:id="list235730873192927" text:continue-list="list235730029193721" text:style-name="L5">
        <text:list-item>
          <text:p text:style-name="P26"><text:bookmark-start text:name="__RefHeading___Toc399_377169772 Copie 4 Copie 1 Copie 1 Copie 3"/>Supervision Grafana <text:bookmark-end text:name="__RefHeading___Toc399_377169772 Copie 4 Copie 1 Copie 1 Copie 3"/></text:p>
        </text:list-item>
      </text:list>
      <text:p text:style-name="P69"/>
      <text:p text:style-name="P69"><text:span text:style-name="T44">Binôme A :</text:span></text:p>
      <text:list xml:id="list235729648755845" text:continue-list="list235730841097561" text:style-name="L14">
        <text:list-item>
          <text:p text:style-name="P83"><text:span text:style-name="T5">Arthur manipule </text:span></text:p>
        </text:list-item>
        <text:list-item>
          <text:p text:style-name="P83"><text:span text:style-name="T5">Hugo commente</text:span></text:p>
        </text:list-item>
      </text:list>
      <text:p text:style-name="P46"><text:span text:style-name="T24">Écran </text:span><text:span text:style-name="T25">A</text:span><text:span text:style-name="T24"> :</text:span></text:p>
      <text:list xml:id="list1574103102" text:style-name="L15">
        <text:list-item>
          <text:p text:style-name="P95"><text:span text:style-name="T15">monitoring </text:span></text:p>
        </text:list-item>
        <text:list-item>
          <text:p text:style-name="P95"><text:span text:style-name="T15">dashboard sur le serveur web </text:span></text:p>
        </text:list-item>
        <text:list-item>
          <text:p text:style-name="P95"><text:span text:style-name="T15">log : remontée des logs du waf (modsec)</text:span></text:p>
        </text:list-item>
      </text:list>
      <text:p text:style-name="P30"/>
      <text:p text:style-name="P30">"Voici notre dashboard Grafana. Il collecte les logs via Promtail et Loki. On y retrouve les événements système, les erreurs Apache, les alertes de sécurité, les connexions SSH... tout est centralisé."</text:p>
      <text:p text:style-name="P90"><text:span text:style-name="T28"/></text:p>
      <text:p text:style-name="P93"><text:span text:style-name="T31">T</text:span>emps estimé : 3 min</text:p>
      <text:p text:style-name="P89"><text:span text:style-name="T28"/></text:p>
      <text:list xml:id="list235729814837099" text:continue-list="list235730873192927" text:style-name="L5">
        <text:list-item>
          <text:p text:style-name="P29"><text:bookmark-start text:name="__RefHeading___Toc399_377169772 Copie 4 Copie 1 Copie 1 Copie 4"/>Restauration VM via PBS, détection et <text:tab/>résolutions d’incidents<text:bookmark-end text:name="__RefHeading___Toc399_377169772 Copie 4 Copie 1 Copie 1 Copie 4"/></text:p>
        </text:list-item>
      </text:list>
      <text:p text:style-name="P32"/>
      <text:p text:style-name="P81">Enchaînement : <text:span text:style-name="T46">côté</text:span> <text:span text:style-name="T46">B 1è</text:span> &gt; <text:span text:style-name="T46">côté</text:span> <text:span text:style-name="T46">A</text:span> &gt; <text:span text:style-name="T46">côté</text:span> <text:span text:style-name="T46">B 2è</text:span></text:p>
      <text:p text:style-name="P30"/>
      <text:section text:style-name="Sect1" text:name="Section1">
        <text:p text:style-name="P80"><text:span text:style-name="T46">côté</text:span> <text:span text:style-name="T46">B 1è : début de restauration VM</text:span></text:p>
        <text:p text:style-name="P69"><text:span text:style-name="T44">Binôme B :</text:span></text:p>
        <text:list xml:id="list235730473140287" text:continue-list="list235729648755845" text:style-name="L14">
          <text:list-item>
            <text:p text:style-name="P67"><text:span text:style-name="T11">Axel manipule</text:span></text:p>
          </text:list-item>
          <text:list-item>
            <text:p text:style-name="P45"><text:span text:style-name="T17">Loïs commente</text:span></text:p>
          </text:list-item>
        </text:list>
        <text:p text:style-name="P46"><text:span text:style-name="T24">Écran </text:span><text:span text:style-name="T26">B</text:span><text:span text:style-name="T24"> :</text:span></text:p>
        <text:p text:style-name="P30"/>
        <text:p text:style-name="P30">"En cas de sinistre, nous pouvons restaurer une machine virtuelle depuis Proxmox Backup Server. Ici, nous simulons une restauration du serveur WordPress. Ce processus est documenté et réalisable en moins de 2h."</text:p>
        <text:p text:style-name="P30"/>
        <text:p text:style-name="P30">=&gt; si on en parle, rester évasif pour ouvrir la porte à des questions du jury</text:p>
        <text:p text:style-name="P30"/>
        <text:p text:style-name="P51"><text:span text:style-name="T46">Temps estimé : </text:span><text:span text:style-name="T12">2</text:span> <text:span text:style-name="T12">min </text:span></text:p>
        <text:p text:style-name="P30"/>
        <text:p text:style-name="P80"><text:span text:style-name="T46">côté</text:span> <text:span text:style-name="T46">B 2è : fin de restauration VM</text:span></text:p>
        <text:p text:style-name="P69"><text:span text:style-name="T44">Binôme B :</text:span></text:p>
        <text:list xml:id="list235729209328790" text:continue-numbering="true" text:style-name="L14">
          <text:list-item>
            <text:p text:style-name="P67"><text:span text:style-name="T11">Axel manipule</text:span></text:p>
          </text:list-item>
          <text:list-item>
            <text:p text:style-name="P45"><text:span text:style-name="T17">Loïs commente</text:span></text:p>
          </text:list-item>
        </text:list>
        <text:p text:style-name="P46"><text:span text:style-name="T17"/></text:p>
        <text:p text:style-name="P56"><text:span text:style-name="T18">Écran </text:span><text:span text:style-name="T19">B</text:span><text:span text:style-name="T18"> :</text:span></text:p>
        <text:p text:style-name="P33"/>
        <text:p text:style-name="P30"><text:span text:style-name="T39">Temps estimé : </text:span><text:span text:style-name="T40">2</text:span><text:span text:style-name="T35"> </text:span><text:span text:style-name="T40">min </text:span></text:p>
        <text:p text:style-name="P30"/>
        <text:p text:style-name="P80"><text:span text:style-name="T46">côté</text:span> <text:span text:style-name="T46">A</text:span> </text:p>
        <text:p text:style-name="P33"/>
        <text:p text:style-name="P69"><text:span text:style-name="T44">Binôme A :</text:span></text:p>
        <text:list xml:id="list235729993044981" text:continue-numbering="true" text:style-name="L14">
          <text:list-item>
            <text:p text:style-name="P83"><text:span text:style-name="T5">Hugo manipule </text:span></text:p>
          </text:list-item>
          <text:list-item>
            <text:p text:style-name="P83"><text:span text:style-name="T5">Arthur commente</text:span></text:p>
          </text:list-item>
        </text:list>
        <text:p text:style-name="P46"><text:span text:style-name="T24">Écran </text:span><text:span text:style-name="T25">A</text:span><text:span text:style-name="T24"> :</text:span></text:p>
        <text:p text:style-name="P33"/>
        <text:p text:style-name="P33">"Nous pouvons détecter les downtimes du conteneur du serveur WEB avec Grafana, qui envoie une alerte mail en cas de panne. On peut réagir par le changement manuel de l’adresse IP associée au nom de domaine sur OVH. Il aurait fallu mutualiser cette alerte sur tous nos hôtes et il aurait fallu automatiser la bascule vers l’infrastructure secondaire, mais on apporte une certaine résilience malgré tout…" </text:p>
        <text:p text:style-name="P33"/>
        <text:p text:style-name="P33">=&gt; ne pas valider les opérations côté OVH</text:p>
        <text:p text:style-name="P30"/>
        <text:p text:style-name="P33"><text:span text:style-name="T39">Temps estimé : 3</text:span><text:span text:style-name="T35"> </text:span><text:span text:style-name="T40">min </text:span></text:p>
        <text:p text:style-name="P30"/>
        <text:p text:style-name="P30"/>
        <text:p text:style-name="P30"/>
        <text:p text:style-name="P30"/>
        <text:p text:style-name="P30"/>
        <text:p text:style-name="P40"/>
      </text:section>
      <text:p text:style-name="P40"/>
      <text:p text:style-name="P34"><text:span text:style-name="T39">Temps </text:span><text:span text:style-name="T42">E)</text:span><text:span text:style-name="T41"> </text:span><text:span text:style-name="T39">estimé : </text:span><text:span text:style-name="T41">7</text:span><text:span text:style-name="T35"> </text:span><text:span text:style-name="T40">min </text:span></text:p>
      <text:p text:style-name="P40"/>
      <text:p text:style-name="P40"/>
      <text:p text:style-name="P36"><text:span text:style-name="T39">T</text:span><text:span text:style-name="T42">EMPS TOTAL </text:span><text:span text:style-name="T39">estimé : </text:span><text:span text:style-name="T42">1</text:span><text:span text:style-name="T41">7 </text:span><text:span text:style-name="T42">à 18</text:span><text:span text:style-name="T35"> </text:span><text:span text:style-name="T40">min </text:span></text:p>
      <text:p text:style-name="P40"/>
      <text:p text:style-name="P37"/>
      <text:list xml:id="list235729527912032" text:continue-list="list235729592092057" text:style-name="L1">
        <text:list-item>
          <text:p text:style-name="P23"><text:bookmark-start text:name="__RefHeading___Toc395_377169772 Copie 1 Copie 1"/>Clôture du POC (2–3 min)<text:bookmark-end text:name="__RefHeading___Toc395_377169772 Copie 1 Copie 1"/></text:p>
        </text:list-item>
      </text:list>
      <text:p text:style-name="P40"/>
      <text:p text:style-name="P57"><text:span text:style-name="T18">Écran </text:span><text:span text:style-name="T21">X</text:span><text:span text:style-name="T18"> :</text:span></text:p>
      <text:p text:style-name="P35"/>
      <text:p text:style-name="P40"/>
      <text:list xml:id="list3981696529" text:style-name="L11">
        <text:list-item>
          <text:p text:style-name="P41">Conclusion</text:p>
        </text:list-item>
        <text:list-item>
          <text:p text:style-name="P41">Ce que on a pas fait et qu’on pourrait faire</text:p>
        </text:list-item>
        <text:list-item>
          <text:p text:style-name="P41">Ouverture</text:p>
        </text:list-item>
      </text:list>
      <text:p text:style-name="P40"/>
      <text:p text:style-name="P40">"Pour conclure, nous espérons vous avoir montré qu’un projet auto-hébergé peut atteindre un bon niveau de résilience et de sécurité, même dans un contexte étudiant. L’approche multi-site, la centralisation des logs, le PRA testé, et les outils d’audit rendent la solution fiable et exploitable."</text:p>
      <text:p text:style-name="P40"/>
      <text:p text:style-name="P40"/>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037fa"/>
    </style:style>
    <style:style style:name="MT3"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6"><draw:image xlink:href="Pictures/10000000000004030000011A2B7FA017DDC64D01.png" xlink:type="simple" xlink:show="embed" xlink:actuate="onLoad" draw:mime-type="image/png"/></draw:frame><text:span text:style-name="MT1">Wizards &amp; Dice</text:span></text:p>
        <text:p text:style-name="MP1">&lt;Nom<text:span text:style-name="MT2">D</text:span>u<text:span text:style-name="MT2">D</text:span>ocument&gt;</text:p>
      </style:header>
      <style:footer>
        <text:p text:style-name="MP2"><draw:frame draw:style-name="Mfr2" draw:name="image4.png" text:anchor-type="char" svg:x="-1.154cm" svg:y="-0.46cm" svg:width="11.947cm" svg:height="1.891cm" draw:z-index="13"><draw:image xlink:href="Pictures/100000000000044E000000ADE9B20DD971A4C636.png" xlink:type="simple" xlink:show="embed" xlink:actuate="onLoad" draw:mime-type="image/png"/></draw:frame><text:page-number text:select-page="current">7</text:page-number><text:s/>/ <text:span text:style-name="MT3">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5-30T23:57:28.717000000</dc:date>
    <meta:editing-duration>PT10H51M46S</meta:editing-duration>
    <meta:editing-cycles>67</meta:editing-cycles>
    <meta:document-statistic meta:table-count="0" meta:image-count="7" meta:object-count="0" meta:page-count="9" meta:paragraph-count="135" meta:word-count="1138" meta:character-count="6228" meta:non-whitespace-character-count="5239"/>
  </office:meta>
</office:document-meta>
</file>